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alculadora de Risco para Transplante Renal (IQR-BR)</text:p>
      <text:p text:style-name="Standard"/>
      <text:p text:style-name="Standard">Este é um aplicativo Streamlit para calcular um score de risco para rins de doadores falecidos, baseado em fatores clínicos e na literatura médic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2" meta:character-count="201" meta:non-whitespace-character-count="171"/>
    <meta:generator>LibreOfficeDev/6.0.5.2$Linux_X86_64 LibreOffice_project/</meta:generator>
  </office:meta>
</office:document-meta>
</file>